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rsid="0007aab4" officeooo:paragraph-rsid="0007aab4"/>
    </style:style>
    <style:style style:name="P2" style:family="paragraph" style:parent-style-name="Standard">
      <style:paragraph-properties fo:line-height="200%"/>
      <style:text-properties style:font-name="Times New Roman" officeooo:rsid="00141f42" officeooo:paragraph-rsid="0009a872"/>
    </style:style>
    <style:style style:name="P3" style:family="paragraph" style:parent-style-name="Standard">
      <style:paragraph-properties fo:line-height="200%"/>
      <style:text-properties style:font-name="Times New Roman" officeooo:rsid="00063b9f" officeooo:paragraph-rsid="0009a872"/>
    </style:style>
    <style:style style:name="P4" style:family="paragraph" style:parent-style-name="Standard">
      <style:paragraph-properties fo:line-height="200%"/>
      <style:text-properties style:font-name="Times New Roman" officeooo:rsid="00063b9f" officeooo:paragraph-rsid="000c1acc"/>
    </style:style>
    <style:style style:name="P5" style:family="paragraph" style:parent-style-name="Standard">
      <style:paragraph-properties fo:line-height="200%"/>
      <style:text-properties style:font-name="Times New Roman" officeooo:rsid="000d8d57" officeooo:paragraph-rsid="000d8d57"/>
    </style:style>
    <style:style style:name="P6" style:family="paragraph" style:parent-style-name="Standard">
      <style:paragraph-properties fo:line-height="200%"/>
      <style:text-properties style:font-name="Times New Roman" officeooo:rsid="000f7dfe" officeooo:paragraph-rsid="000f7dfe"/>
    </style:style>
    <style:style style:name="P7" style:family="paragraph" style:parent-style-name="Standard">
      <style:paragraph-properties fo:line-height="200%"/>
      <style:text-properties style:font-name="Times New Roman" officeooo:rsid="00103036" officeooo:paragraph-rsid="00103036"/>
    </style:style>
    <style:style style:name="P8" style:family="paragraph" style:parent-style-name="Standard" style:list-style-name="L1">
      <style:paragraph-properties fo:line-height="200%"/>
      <style:text-properties style:font-name="Times New Roman" officeooo:rsid="00103036" officeooo:paragraph-rsid="00103036"/>
    </style:style>
    <style:style style:name="P9" style:family="paragraph" style:parent-style-name="Standard" style:list-style-name="L1">
      <style:paragraph-properties fo:line-height="200%"/>
      <style:text-properties style:font-name="Times New Roman" officeooo:rsid="001142c2" officeooo:paragraph-rsid="001142c2"/>
    </style:style>
    <style:style style:name="P10" style:family="paragraph" style:parent-style-name="Standard">
      <style:paragraph-properties fo:line-height="200%"/>
      <style:text-properties style:font-name="Times New Roman" officeooo:rsid="00119fa7" officeooo:paragraph-rsid="00119fa7"/>
    </style:style>
    <style:style style:name="P11" style:family="paragraph" style:parent-style-name="Standard">
      <style:paragraph-properties fo:line-height="200%"/>
      <style:text-properties style:font-name="Times New Roman" officeooo:rsid="0012466b" officeooo:paragraph-rsid="0012466b"/>
    </style:style>
    <style:style style:name="P12" style:family="paragraph" style:parent-style-name="Standard">
      <style:paragraph-properties fo:line-height="200%"/>
      <style:text-properties style:font-name="Times New Roman" officeooo:rsid="00193e03" officeooo:paragraph-rsid="00193e03"/>
    </style:style>
    <style:style style:name="P13" style:family="paragraph" style:parent-style-name="Standard">
      <style:paragraph-properties fo:line-height="200%"/>
      <style:text-properties style:font-name="Times New Roman" officeooo:rsid="00130239" officeooo:paragraph-rsid="00130239"/>
    </style:style>
    <style:style style:name="P14" style:family="paragraph" style:parent-style-name="Standard">
      <style:paragraph-properties fo:line-height="200%"/>
      <style:text-properties style:font-name="Times New Roman" officeooo:rsid="00137f3e" officeooo:paragraph-rsid="00137f3e"/>
    </style:style>
    <style:style style:name="P15" style:family="paragraph" style:parent-style-name="Standard">
      <style:paragraph-properties fo:line-height="200%"/>
      <style:text-properties style:font-name="Times New Roman" officeooo:rsid="00146e09" officeooo:paragraph-rsid="00146e09"/>
    </style:style>
    <style:style style:name="P16" style:family="paragraph" style:parent-style-name="Standard">
      <style:paragraph-properties fo:line-height="200%"/>
      <style:text-properties style:font-name="Times New Roman" officeooo:rsid="0014e63b" officeooo:paragraph-rsid="0014e63b"/>
    </style:style>
    <style:style style:name="P17" style:family="paragraph" style:parent-style-name="Text_20_body">
      <style:paragraph-properties fo:line-height="200%"/>
      <style:text-properties style:font-name="Calibri" officeooo:rsid="00209168" officeooo:paragraph-rsid="0033524b"/>
    </style:style>
    <style:style style:name="T1" style:family="text">
      <style:text-properties officeooo:rsid="0006e5cf"/>
    </style:style>
    <style:style style:name="T2" style:family="text">
      <style:text-properties officeooo:rsid="0008b0d8"/>
    </style:style>
    <style:style style:name="T3" style:family="text">
      <style:text-properties officeooo:rsid="000a4098"/>
    </style:style>
    <style:style style:name="T4" style:family="text">
      <style:text-properties officeooo:rsid="000b4c34"/>
    </style:style>
    <style:style style:name="T5" style:family="text">
      <style:text-properties officeooo:rsid="000e79d7"/>
    </style:style>
    <style:style style:name="T6" style:family="text">
      <style:text-properties officeooo:rsid="000f69aa"/>
    </style:style>
    <style:style style:name="T7" style:family="text">
      <style:text-properties officeooo:rsid="00115862"/>
    </style:style>
    <style:style style:name="T8" style:family="text">
      <style:text-properties officeooo:rsid="00132baa"/>
    </style:style>
    <style:style style:name="T9" style:family="text">
      <style:text-properties officeooo:rsid="001360b9"/>
    </style:style>
    <style:style style:name="T10" style:family="text">
      <style:text-properties officeooo:rsid="0014b0f7"/>
    </style:style>
    <style:style style:name="T11" style:family="text">
      <style:text-properties officeooo:rsid="00152283"/>
    </style:style>
    <style:style style:name="T12" style:family="text">
      <style:text-properties officeooo:rsid="001bd8f6"/>
    </style:style>
    <style:style style:name="T13" style:family="text">
      <style:text-properties officeooo:rsid="0017eea9"/>
    </style:style>
    <style:style style:name="T14" style:family="text">
      <style:text-properties officeooo:rsid="00194ba4"/>
    </style:style>
    <style:style style:name="T15" style:family="text">
      <style:text-properties officeooo:rsid="0019dc30"/>
    </style:style>
    <style:style style:name="T16" style:family="text">
      <style:text-properties officeooo:rsid="000c1acc"/>
    </style:style>
    <style:style style:name="T17" style:family="text">
      <style:text-properties officeooo:rsid="001af055"/>
    </style:style>
    <style:style style:name="T18" style:family="text">
      <style:text-properties officeooo:rsid="001c48a0"/>
    </style:style>
    <style:style style:name="T19" style:family="text">
      <style:text-properties officeooo:rsid="0012466b"/>
    </style:style>
    <style:style style:name="T20" style:family="text">
      <style:text-properties officeooo:rsid="00130239"/>
    </style:style>
    <style:style style:name="T21" style:family="text">
      <style:text-properties officeooo:rsid="0019b32a"/>
    </style:style>
    <style:style style:name="T22" style:family="text">
      <style:text-properties officeooo:rsid="00193e03"/>
    </style:style>
    <style:style style:name="T23" style:family="text">
      <style:text-properties officeooo:rsid="00137f3e"/>
    </style:style>
    <style:style style:name="T24" style:family="text">
      <style:text-properties officeooo:rsid="00146e09"/>
    </style:style>
    <style:style style:name="T25" style:family="text">
      <style:text-properties officeooo:rsid="00147988"/>
    </style:style>
    <style:style style:name="T26" style:family="text">
      <style:text-properties officeooo:rsid="0015ad9a"/>
    </style:style>
    <style:style style:name="T27" style:family="text">
      <style:text-properties officeooo:rsid="0017ab97"/>
    </style:style>
    <style:style style:name="T28" style:family="text">
      <style:text-properties officeooo:rsid="001a6137"/>
    </style:style>
    <style:style style:name="T29" style:family="text">
      <style:text-properties officeooo:rsid="001b8219"/>
    </style:style>
    <style:style style:name="T30" style:family="text">
      <style:text-properties officeooo:rsid="001e7911"/>
    </style:style>
    <style:style style:name="T31" style:family="text">
      <style:text-properties officeooo:rsid="001f57c1"/>
    </style:style>
    <style:style style:name="T32" style:family="text">
      <style:text-properties officeooo:rsid="002089d3"/>
    </style:style>
    <style:style style:name="T33" style:family="text">
      <style:text-properties officeooo:rsid="00227161"/>
    </style:style>
    <style:style style:name="T34" style:family="text">
      <style:text-properties officeooo:rsid="00234c54"/>
    </style:style>
    <style:style style:name="T35" style:family="text">
      <style:text-properties officeooo:rsid="00244f0d"/>
    </style:style>
    <style:style style:name="T36" style:family="text">
      <style:text-properties officeooo:rsid="00263754"/>
    </style:style>
    <style:style style:name="T37" style:family="text">
      <style:text-properties officeooo:rsid="00270d5f"/>
    </style:style>
    <style:style style:name="T38" style:family="text">
      <style:text-properties officeooo:rsid="002af46e"/>
    </style:style>
    <style:style style:name="T39" style:family="text">
      <style:text-properties officeooo:rsid="002b636f"/>
    </style:style>
    <style:style style:name="T40" style:family="text">
      <style:text-properties officeooo:rsid="002cf969"/>
    </style:style>
    <style:style style:name="T41" style:family="text">
      <style:text-properties officeooo:rsid="002df865"/>
    </style:style>
    <style:style style:name="T42" style:family="text">
      <style:text-properties officeooo:rsid="002e6f1d"/>
    </style:style>
    <style:style style:name="T43" style:family="text">
      <style:text-properties officeooo:rsid="0030d189"/>
    </style:style>
    <style:style style:name="T44" style:family="text">
      <style:text-properties officeooo:rsid="0032d159"/>
    </style:style>
    <style:style style:name="T45" style:family="text">
      <style:text-properties officeooo:rsid="0033f0d4"/>
    </style:style>
    <style:style style:name="T46" style:family="text">
      <style:text-properties officeooo:rsid="00358ea2"/>
    </style:style>
    <style:style style:name="T47" style:family="text">
      <style:text-properties officeooo:rsid="00361b30"/>
    </style:style>
    <style:style style:name="T48" style:family="text">
      <style:text-properties officeooo:rsid="0036c171"/>
    </style:style>
    <style:style style:name="T49" style:family="text">
      <style:text-properties fo:font-variant="normal" fo:text-transform="none" fo:color="#000000" loext:opacity="100%" fo:letter-spacing="normal" fo:font-style="normal" fo:font-weight="normal"/>
    </style:style>
    <style:style style:name="T50" style:family="text">
      <style:text-properties fo:font-variant="normal" fo:text-transform="none" fo:color="#000000" loext:opacity="100%" fo:letter-spacing="normal" fo:font-style="italic" fo:font-weight="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Spadt</text:p>
      <text:p text:style-name="P1">CS 499 Milestone Four Narrative</text:p>
      <text:p text:style-name="P1">11/28/25</text:p>
      <text:p text:style-name="P1"/>
      <text:p text:style-name="P2">“<text:span text:style-name="T1">The artifact selected for this enhancement was a mobile application created in CS 360 last term. </text:span><text:span text:style-name="T2">We were given an option to create one of three application concepts. I elected to create a weight tracking mobile application. </text:span><text:span text:style-name="T3">This application was created using Java to run an Android mobile application. That would allow a user to sign in or register an account. Once they are logged in they would be able to set a weight goal and input weight entries on a daily basis to track their progress towards that goal. </text:span><text:span text:style-name="T4">The application also supported the ability to send SMS messages to the user when they accomplished their goal based on the setting inside of the application and phone permissions.</text:span></text:p>
      <text:p text:style-name="P3"><text:tab/><text:span text:style-name="T5">I selected this artifact because I found making mobile applications challenging, exciting, and rewarding. </text:span><text:span text:style-name="T6">It’s something I’d actually like to do in my free time after I have graduated from SNHU. </text:span><text:span text:style-name="T7">I also have been tracking my weight in a similar fashion inside of a Google Sheets spreadsheet and thought this would be a perfect opportunity to create something I could use. </text:span><text:span text:style-name="T8">If I wanted to use this application I would need to write it for iOS and found Kotlin Multiplatform Mobile. So I wanted to learn Kotlin Multiplatform Mobile </text:span><text:span text:style-name="T9">anyway. </text:span><text:span text:style-name="T10">And with the enhancement requirements I thought it aligned perfectly </text:span><text:span text:style-name="T11">to migrate it from Java (Android-only) to KMM and have support for Android and iOS.” </text:span><text:span text:style-name="T12">(Spadt, Narrative Milestone Two).</text:span></text:p>
      <text:p text:style-name="P4"><text:span text:style-name="T13"><text:tab/>In </text:span><text:span text:style-name="T14">all of my milestones, I have selected to complete enhancements on the same artifact. </text:span><text:span text:style-name="T15">In this case, I improved upon the work that was completed in milestone </text:span><text:span text:style-name="T16">3</text:span><text:span text:style-name="T15">. </text:span><text:span text:style-name="T17">And the artifact has been </text:span><text:soft-page-break/><text:span text:style-name="T17">improved significantly in this enhancement. </text:span><text:span text:style-name="T18">The following improvements were included in this enhancement:</text:span></text:p>
      <text:p text:style-name="P4"/>
      <text:p text:style-name="P5">1. The Authentication process was moved from a Client-sided transaction to being orchestrated by the server-side.</text:p>
      <text:p text:style-name="P6">2. Passwords are no longer stored on the client-side they are stored on the server-side and are hashed using Argon2id.</text:p>
      <text:p text:style-name="P7">3. A Server sided application was created and included in the build.</text:p>
      <text:p text:style-name="P7">4. Database was configured using PostgreSQL as the server sided database solution.</text:p>
      <text:p text:style-name="P7">5. Authentication routes were created to facilitate the login and registration processes</text:p>
      <text:p text:style-name="P7">6. Protected routes were created that require a user to be logged in.</text:p>
      <text:list text:style-name="L1">
        <text:list-item>
          <text:p text:style-name="P8">GET: /health – returns a text response to confirm API is working as expected</text:p>
        </text:list-item>
        <text:list-item>
          <text:p text:style-name="P8">GET: /calories/userId – returns all calorie intake records for a user from the server</text:p>
        </text:list-item>
        <text:list-item>
          <text:p text:style-name="P8">POST: /calorie – stores a new calorie intake record into the server database</text:p>
        </text:list-item>
        <text:list-item>
          <text:p text:style-name="P8">GET: /exercises/userId – returns all exercise records for a user from the server</text:p>
        </text:list-item>
        <text:list-item>
          <text:p text:style-name="P8">POST: /exercise – stores a new exercise record into the server database</text:p>
        </text:list-item>
        <text:list-item>
          <text:p text:style-name="P8">DELETE: /exercise/id – deleted an exercise record with id from the server database</text:p>
        </text:list-item>
        <text:list-item>
          <text:p text:style-name="P8">GET: /weights/userId – returns all weight records for a user from the server</text:p>
        </text:list-item>
        <text:list-item>
          <text:p text:style-name="P8">POST: /weight – upserts a weight record into the server database. Unique on userId and date</text:p>
        </text:list-item>
        <text:list-item>
          <text:p text:style-name="P8">DELETE: /weight/id – deletes a weight record with id from the server database</text:p>
        </text:list-item>
        <text:list-item>
          <text:p text:style-name="P8">GET: /goals/userId – returns the user’s goal if it exists or null</text:p>
        </text:list-item>
        <text:list-item>
          <text:p text:style-name="P9">POST: /goal – upserts a goal record for the user into the server database unique on userId</text:p>
        </text:list-item>
      </text:list>
      <text:p text:style-name="P10"><text:soft-page-break/>7. <text:span text:style-name="T19">Protected routes via JWT-Based authentication.</text:span></text:p>
      <text:p text:style-name="P11">8. <text:span text:style-name="T20">Setup Serialization/Deserialization for Ktor to send data over the network</text:span></text:p>
      <text:p text:style-name="P12">9. Used Exposed for type-safe DSL and lightweight ORM for accessing the PostgreSQL <text:span text:style-name="T21">database.</text:span></text:p>
      <text:p text:style-name="P13"><text:span text:style-name="T22">10</text:span>. <text:span text:style-name="T23">Setup a sync manager that when the app opens it syncs and non-synced records from the local database to the server database</text:span></text:p>
      <text:p text:style-name="P14">1<text:span text:style-name="T22">1</text:span>. <text:span text:style-name="T24">Local database records on actions get synced to the server.</text:span></text:p>
      <text:p text:style-name="P15">1<text:span text:style-name="T22">2</text:span>. <text:span text:style-name="T25">When the user logs in, it retrieves all the user’s data from the server so they can use the app across multiple devices and have their data. Or if they wipe app data they can still get their data.</text:span></text:p>
      <text:p text:style-name="P15"/>
      <text:p text:style-name="P16">The expected course outcomes for this milestone were outcomes 3, 4, and 5. <text:span text:style-name="T26">I believe I have accomplished all three aligned course outcomes in this enhancement. </text:span><text:span text:style-name="T27">My ability to implement multiple database structures and the transformation of that data; demonstrates my ability to design and evaluate computing solutions that solve given problems using best practices and <text:s/>standards. </text:span><text:span text:style-name="T22">I also needed to design these solutions in a way that navigated the trade-offs of the solution. </text:span><text:span text:style-name="T21">Outcome four was accomplished by implementing a solution that utilizes best practice tools and solutions for driving solutions that deliver value. </text:span><text:span text:style-name="T28">With my use of PostgreSQL, Argon2id, Exposed, and Ktor </text:span><text:span text:style-name="T29">to</text:span><text:span text:style-name="T28"> hook </text:span><text:span text:style-name="T29">up</text:span><text:span text:style-name="T28"> my client </text:span><text:span text:style-name="T29">application </text:span><text:span text:style-name="T28">up to a server </text:span><text:span text:style-name="T29">application</text:span><text:span text:style-name="T28">. </text:span><text:span text:style-name="T30">And outcome five was accomplished by my focus on securing the resources of the application. </text:span><text:span text:style-name="T31">Requiring users to authenticate over the network to the server. The implementation of access tokens that provide the user access to the application upon their session instantiating. </text:span><text:span text:style-name="T32">The JWT-Based authentication I implemented to protect routes that require a user to be authenticated. </text:span><text:span text:style-name="T33">As well as, the use of Argon2id to hash passwords. </text:span><text:span text:style-name="T34">Designing the solution in a way that over-</text:span><text:soft-page-break/><text:span text:style-name="T34">network communication is protected as much as possible. Returning UserDto to not transport protected fields like password back from the server. </text:span><text:span text:style-name="T35">I designed it in a way that minimizes design flaws and security risks </text:span><text:span text:style-name="T36">to ensure user privacy. </text:span><text:span text:style-name="T37">I also ensured that any technology or dependencies that were added were the latest version to ensure that any vulnerabilities from old versions were not introduced.</text:span></text:p>
      <text:p text:style-name="P16"><text:tab/><text:span text:style-name="T38">This enhancement required a great level of effort. I had to lower the scope from a hybrid MongoDB and MySQL backend to simply a PostgreSQL backend. </text:span><text:span text:style-name="T39">I experienced issues with <text:s/>timing, especially with data coming over the network instead of being locally based. For example, I was having an issue with the passive calories burned calculation not properly calculating. </text:span><text:span text:style-name="T40">It was pulling the most recent weight and not necessarily the most recently authenticated user. To solve this, I needed to add a status and createdAt attributes and filter on them in the Session table. </text:span><text:span text:style-name="T41">I also wrestled with configuration issues and setting up the server-side to run locally, I needed to set up environment variables and they wouldn’t work so I hard-coded them in the dbConfig. </text:span><text:span text:style-name="T42">Additionally, I had some challenges with the platform specific httpClient implementations and getting the access token to be asserted into the header.</text:span></text:p>
      <text:p text:style-name="P16"><text:tab/><text:span text:style-name="T43">I learned a lot about networking with Kotlin and Ktor during this </text:span><text:span text:style-name="T44">enhancement</text:span><text:span text:style-name="T43"> and overall I like the way they are able to be configured and tested. </text:span><text:span text:style-name="T44">It felt good to be back working with PostgreSQL as it was my go to database solution when I used to set up Django web applications. </text:span><text:span text:style-name="T45">I think the solution is getting closer and closer to be production ready and I would like to continue working on it and improving it. </text:span><text:span text:style-name="T46">With the holiday season I was too busy to get more done on this enhancement. </text:span><text:span text:style-name="T47">You can see I started implementing the calorie intake module to set up tracking calories ingested. </text:span><text:span text:style-name="T48">With a little bit of work it will be a full-scope calorie tracking web application.</text:span></text:p>
      <text:p text:style-name="P3"><text:soft-page-break/><text:tab/></text:p>
      <text:p text:style-name="P17"><text:span text:style-name="T49">Spadt, Ryan. “CS 499 Narrative for Milestone Two.” </text:span><text:span text:style-name="T50">CS 499 Narrative for Milestone Two</text:span><text:span text:style-name="T49">, 15 Nov. 2025. Accessed 22 Nov. 20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8T21:01:08.811916900</meta:creation-date>
    <dc:date>2025-11-28T21:33:41.961565100</dc:date>
    <meta:editing-duration>PT32M11S</meta:editing-duration>
    <meta:editing-cycles>45</meta:editing-cycles>
    <meta:generator>LibreOffice/25.2.7.2$Windows_X86_64 LibreOffice_project/5cbfd1ab6520636bb5f7b99185aa69bd7456825d</meta:generator>
    <meta:document-statistic meta:table-count="0" meta:image-count="0" meta:object-count="0" meta:page-count="5" meta:paragraph-count="34" meta:word-count="1180" meta:character-count="7101" meta:non-whitespace-character-count="5947"/>
  </office:meta>
</office:document-meta>
</file>